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6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ubuntu</text:span><text:span text:style-name="T3">下</text:span><text:span text:style-name="T1">7zip</text:span><text:span text:style-name="T3">压缩解压缩命令使用</text:span></text:h>
      <text:p text:style-name="P5"><text:span text:style-name="T5">2017</text:span><text:span text:style-name="T6">年</text:span><text:span text:style-name="T5">09</text:span><text:span text:style-name="T6">月</text:span><text:span text:style-name="T5">15</text:span><text:span text:style-name="T6">日 </text:span><text:span text:style-name="T5">09:29:22 </text:span><text:a xlink:type="simple" xlink:href="https://me.csdn.net/shiyongyue" office:target-frame-name="_blank" xlink:show="new" text:style-name="Internet_20_link" text:visited-style-name="Visited_20_Internet_20_Link"><text:span text:style-name="T7">shiyongyue</text:span></text:a><text:span text:style-name="T5"> </text:span><text:span text:style-name="T6">阅读数 </text:span><text:span text:style-name="T5">7011</text:span></text:p>
      <text:section text:style-name="Sect1" text:name="article_content">
        <text:p text:style-name="P1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8">版权协议，转载请附上原文出处链接和本声明。</text:span></text:p>
        <text:p text:style-name="P1"><text:span text:style-name="T8">本文链接：</text:span><text:a xlink:type="simple" xlink:href="https://blog.csdn.net/shiyongyue/article/details/77987782" text:style-name="Internet_20_link" text:visited-style-name="Visited_20_Internet_20_Link"><text:span text:style-name="T10">https://blog.csdn.net/shiyongyue/article/details/77987782</text:span></text:a></text:p>
        <text:section text:style-name="Sect1" text:name="content_views">
          <text:p text:style-name="P2"><text:span text:style-name="T2">1.</text:span><text:span text:style-name="T4">安装</text:span></text:p>
          <text:p text:style-name="P3">sudo apt-get install p7zip</text:p>
          <text:p text:style-name="P2"><text:span text:style-name="T2">2.</text:span><text:span text:style-name="T4">压缩 </text:span></text:p>
          <text:p text:style-name="P3">7zr a xxx.7z  foldername</text:p>
          <text:p text:style-name="P2"><text:span text:style-name="T2">3.</text:span><text:span text:style-name="T4">解压缩</text:span></text:p>
          <text:p text:style-name="P3">7zr x xxx.7z</text:p>
          <text:p text:style-name="P4"/>
          <text:p text:style-name="P2"><text:span text:style-name="T2">4.zip</text:span><text:span text:style-name="T4">命令压缩文件夹</text:span></text:p>
          <text:p text:style-name="P3">zip -qr xxx.zip foldername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3:25:51.602850805</meta:creation-date>
    <dc:date>2019-08-16T13:26:08.431050743</dc:date>
    <meta:editing-duration>PT17S</meta:editing-duration>
    <meta:editing-cycles>1</meta:editing-cycles>
    <meta:document-statistic meta:table-count="0" meta:image-count="0" meta:object-count="0" meta:page-count="1" meta:paragraph-count="12" meta:word-count="104" meta:character-count="288" meta:non-whitespace-character-count="267"/>
    <meta:generator>LibreOffice/5.1.6.2$Linux_X86_64 LibreOffice_project/10m0$Build-2</meta:generator>
  </office:meta>
</office:document-meta>
</file>